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486in" fo:margin-left="1.8736in" fo:margin-right="1.8028in" table:align="margins"/>
    </style:style>
    <style:style style:name="Table1.A" style:family="table-column">
      <style:table-column-properties style:column-width="3.2486in" style:rel-column-width="4678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2486in" fo:margin-left="1.8736in" fo:margin-right="1.8028in" table:align="margins"/>
    </style:style>
    <style:style style:name="Table2.A" style:family="table-column">
      <style:table-column-properties style:column-width="3.2486in" style:rel-column-width="4678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3.2486in" fo:margin-left="1.8736in" fo:margin-right="1.8028in" table:align="margins"/>
    </style:style>
    <style:style style:name="Table3.A" style:family="table-column">
      <style:table-column-properties style:column-width="3.2486in" style:rel-column-width="4678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3.2486in" fo:margin-left="1.8736in" fo:margin-right="1.8028in" table:align="margins"/>
    </style:style>
    <style:style style:name="Table4.A" style:family="table-column">
      <style:table-column-properties style:column-width="3.2486in" style:rel-column-width="4678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3.2486in" fo:margin-left="1.8736in" fo:margin-right="1.8028in" table:align="margins"/>
    </style:style>
    <style:style style:name="Table5.A" style:family="table-column">
      <style:table-column-properties style:column-width="3.2486in" style:rel-column-width="4678*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 text:c="31"/>Product</text:p>
          </table:table-cell>
        </table:table-row>
        <table:table-row>
          <table:table-cell table:style-name="Table1.A2" office:value-type="string">
            <text:p text:style-name="Table_20_Contents">- Product_Id : String</text:p>
            <text:p text:style-name="Table_20_Contents">- Product_Name : String</text:p>
            <text:p text:style-name="Table_20_Contents">- SKU :String</text:p>
            <text:p text:style-name="Table_20_Contents">- Serial_Number : String</text:p>
            <text:p text:style-name="Table_20_Contents">- Product_Desc : String</text:p>
            <text:p text:style-name="Table_20_Contents">- Quantity : int</text:p>
          </table:table-cell>
        </table:table-row>
        <table:table-row>
          <table:table-cell table:style-name="Table1.A2" office:value-type="string">
            <text:p text:style-name="Table_20_Contents">+ insertProduct (p:product)</text:p>
            <text:p text:style-name="Table_20_Contents">+ deleteProduct(p:product)</text:p>
            <text:p text:style-name="Table_20_Contents">+ search() :List</text:p>
            <text:p text:style-name="Table_20_Contents">+ Quantity(SKU) : int</text:p>
            <text:p text:style-name="Table_20_Contents">+ GetProduct(p:product) : product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 text:c="31"/>Vendor</text:p>
          </table:table-cell>
        </table:table-row>
        <table:table-row>
          <table:table-cell table:style-name="Table2.A2" office:value-type="string">
            <text:p text:style-name="Table_20_Contents">- Vendor_Id : String</text:p>
            <text:p text:style-name="Table_20_Contents">- Vendor_Name : String</text:p>
          </table:table-cell>
        </table:table-row>
        <table:table-row>
          <table:table-cell table:style-name="Table2.A2" office:value-type="string">
            <text:p text:style-name="Table_20_Contents">+ addVendor (v:vendor)</text:p>
            <text:p text:style-name="Table_20_Contents">+ deleteVendor(v:vendor)</text:p>
            <text:p text:style-name="Table_20_Contents">+ getVendor(v:vendor)</text:p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 text:c="31"/>Category</text:p>
          </table:table-cell>
        </table:table-row>
        <table:table-row>
          <table:table-cell table:style-name="Table3.A2" office:value-type="string">
            <text:p text:style-name="Table_20_Contents">- Category_Id : String</text:p>
            <text:p text:style-name="Table_20_Contents">- Category_Name : String</text:p>
            <text:p text:style-name="Table_20_Contents">- Category_Desc :String</text:p>
          </table:table-cell>
        </table:table-row>
        <table:table-row>
          <table:table-cell table:style-name="Table3.A2" office:value-type="string">
            <text:p text:style-name="Table_20_Contents">+ insertCategory(c:category)</text:p>
            <text:p text:style-name="Table_20_Contents">+ deleteCategory(c:category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31"/>Order</text:p>
          </table:table-cell>
        </table:table-row>
        <table:table-row>
          <table:table-cell table:style-name="Table4.A2" office:value-type="string">
            <text:p text:style-name="Table_20_Contents">- Order_Id : String</text:p>
            <text:p text:style-name="Table_20_Contents">- Product_Id : String</text:p>
            <text:p text:style-name="Table_20_Contents">- Product_Name : String</text:p>
            <text:p text:style-name="Table_20_Contents">- SKU :String</text:p>
            <text:p text:style-name="Table_20_Contents">- Serial_Number : String</text:p>
            <text:p text:style-name="Table_20_Contents">- Category_Id : String</text:p>
            <text:p text:style-name="Table_20_Contents">- Category_Name : String</text:p>
            <text:p text:style-name="Table_20_Contents">- Vendor_Id : String</text:p>
            <text:p text:style-name="Table_20_Contents">- Vendor_Name : String</text:p>
            <text:p text:style-name="Table_20_Contents">- Quantity : int</text:p>
            <text:p text:style-name="Table_20_Contents">- Notification : String</text:p>
          </table:table-cell>
        </table:table-row>
        <table:table-row>
          <table:table-cell table:style-name="Table4.A2" office:value-type="string">
            <text:p text:style-name="Table_20_Contents">+ placeOrder(p:product, v:vendor)</text:p>
            <text:p text:style-name="Table_20_Contents">+ cancelOrder(p:product, v:vendor)</text:p>
            <text:p text:style-name="Table_20_Contents">+ Notify()</text:p>
          </table:table-cell>
        </table:table-row>
      </table:table>
      <text:p text:style-name="Standard"/>
      <text:p text:style-name="Standard"/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s text:c="31"/>Replacement</text:p>
          </table:table-cell>
        </table:table-row>
        <table:table-row>
          <table:table-cell table:style-name="Table5.A2" office:value-type="string">
            <text:p text:style-name="Table_20_Contents">- Replacement_Id : String</text:p>
            <text:p text:style-name="Table_20_Contents">- Product_Id : String</text:p>
            <text:p text:style-name="Table_20_Contents">- Product_Name : String</text:p>
            <text:p text:style-name="Table_20_Contents">- SKU :String</text:p>
            <text:p text:style-name="Table_20_Contents">- Serial_Number : String</text:p>
            <text:p text:style-name="Table_20_Contents">- Vendor_Id : String</text:p>
            <text:p text:style-name="Table_20_Contents">- Vendor_Name : String</text:p>
            <text:p text:style-name="Table_20_Contents">- Issue : String</text:p>
          </table:table-cell>
        </table:table-row>
        <table:table-row>
          <table:table-cell table:style-name="Table5.A2" office:value-type="string">
            <text:p text:style-name="Table_20_Contents">+ submitToSendor (p:product,v:vendor)</text:p>
            <text:p text:style-name="Table_20_Contents">+ generateForm(p:product,v:vendor)</text:p>
            <text:p text:style-name="Table_20_Contents">+ save()</text:p>
            <text:p text:style-name="Table_20_Contents">+ cancelReplacement(p:product, v:vendor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Warehouse Inventory Application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pana makadia</meta:initial-creator>
    <meta:creation-date>2016-04-26T00:00:41.35</meta:creation-date>
    <dc:date>2016-04-26T00:15:11.38</dc:date>
    <dc:creator>sapana makadia</dc:creator>
    <meta:editing-duration>PT14M28S</meta:editing-duration>
    <meta:editing-cycles>6</meta:editing-cycles>
    <meta:generator>OpenOffice/4.1.1$Win32 OpenOffice.org_project/411m6$Build-9775</meta:generator>
    <meta:document-statistic meta:table-count="5" meta:image-count="0" meta:object-count="0" meta:page-count="2" meta:paragraph-count="53" meta:word-count="169" meta:character-count="1288"/>
  </office:meta>
</office:document-meta>
</file>